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d Brooks</text:p>
      <text:p text:style-name="Standard">Es un ingeniero de software y científico de la computación, mejor conocido por dirigir el desarrollo del sistema operativo os/360 y por describir en un libro cómo un coste millonario es un error y algo memorable al mismo tiempo.</text:p>
      <text:p text:style-name="Standard">Recibió el premio Turing por sus atribuciones a la arquitectura de las computadoras.</text:p>
      <text:p text:style-name="Standard">Se doctoró en matemáticas aplicadas.</text:p>
      <text:p text:style-name="Standard"/>
      <text:p text:style-name="Standard">Daniel Ritchie</text:p>
      <text:p text:style-name="Standard">Desarrollador de software PD Pro y Howler Painting Software. Es un software de pintura natural para artistas y animadores. Howler es la próxima generación de software de alto rendimiento de la pintura, haciendo uso de las técnicas más modernas en la programación de las computadoras.</text:p>
      <text:p text:style-name="Standard"/>
      <text:p text:style-name="Standard">Alan Turing</text:p>
      <text:p text:style-name="Standard">Matemático, lógico, científico de la computación, criptólogo y filósofo.</text:p>
      <text:p text:style-name="Standard">Procurador de la informática moderna, proporcionó la máquina de turing, decifró códigos nazis, diseñó un computador electrónico programable digital.</text:p>
      <text:p text:style-name="Standard"/>
      <text:p text:style-name="Standard">Manuel Sadosky</text:p>
      <text:p text:style-name="Standard">Fue un científico argentino trajo la computación clementina al país y creador de la carrera computación científica.</text:p>
      <text:p text:style-name="Standard">Se graduó en Ciencias Físico-Matemáticas.</text:p>
      <text:p text:style-name="Standard"/>
      <text:p text:style-name="Standard">Alan kay</text:p>
      <text:p text:style-name="Standard">Informático. Conocido por sus trabajos orientados a la programación en Objetos y el diseño de sistemas de interfaz gráfica de usuario.</text:p>
      <text:p text:style-name="Standard"/>
      <text:p text:style-name="Standard">Donald Knuth</text:p>
      <text:p text:style-name="Standard">Experto en ciencias de la computación por su fructífera investigación dentro del análisis de algoritmos y compiladores. Es Profesor Emérito de la Universidad de Stanford.</text:p>
      <text:p text:style-name="Standard">Es el creador de TEX, del sistema de diseño de tipos METAFONT y del estilo de programación conocido como programación literaria.</text:p>
      <text:p text:style-name="Standard"/>
      <text:p text:style-name="Standard">Edsger Dijkstra</text:p>
      <text:p text:style-name="Standard">Trabajó en la auto-estabilización en programas computacionales, estudió física-teórica.</text:p>
      <text:p text:style-name="Standard">Contribuyó a la ciencia de la computación con el algoritmo de Dijkstra, la notación polaca inversa y el algoritmo shunting yard, sistemas de multiprogramación, el algoritmo del banquero y la construcción del semáforo para coordinar múltiples procesadores y program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 </meta:initial-creator>
    <meta:creation-date>2012-08-26T15:15:46</meta:creation-date>
    <dc:date>2012-08-26T15:35:36</dc:date>
    <dc:creator>mari </dc:creator>
    <meta:editing-duration>PT00H19M53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0" meta:word-count="281" meta:character-count="1878"/>
  </office:meta>
</office:document-meta>
</file>